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nemo1" svg:font-family="Denemo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nemo" svg:font-family="Denemo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58e55" officeooo:paragraph-rsid="00058e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;Per eseguire il codice è sufficiente incollarlo dentro una pagina di</text:p>
      <text:p text:style-name="P1">;Libre Office Writer in cui sia stata installata la ToolBar LibreLogo e poi premere sul bottone verde. </text:p>
      <text:p text:style-name="P1">;Viene mostrato un limerick generato a caso in una finestra di dialogo.</text:p>
      <text:p text:style-name="P1">; Copyright Stefano Penge 2017</text:p>
      <text:p text:style-name="P1">; Released under GPL v.3.0</text:p>
      <text:p text:style-name="P1"/>
      <text:p text:style-name="P1">TO limerick</text:p>
      <text:p text:style-name="P1">struttura = [verso1,verso2,verso3,verso4,verso5]</text:p>
      <text:p text:style-name="P1">poesia = ""</text:p>
      <text:p text:style-name="P1">FOR i IN struttura [ poesia = poesia + i ]</text:p>
      <text:p text:style-name="P1">PRINT poesia</text:p>
      <text:p text:style-name="P1">END</text:p>
      <text:p text:style-name="P1"/>
      <text:p text:style-name="P1">TO verso1</text:p>
      <text:p text:style-name="P1">OUTPUT "Un" + personaggio + aggettivo + "di" + provenienza </text:p>
      <text:p text:style-name="P1">END</text:p>
      <text:p text:style-name="P1"/>
      <text:p text:style-name="P1">TO verso2</text:p>
      <text:p text:style-name="P1">OUTPUT tempo + desiderio + luogo</text:p>
      <text:p text:style-name="P1">END</text:p>
      <text:p text:style-name="P1"/>
      <text:p text:style-name="P1">TO verso3</text:p>
      <text:p text:style-name="P1">OUTPUT evento</text:p>
      <text:p text:style-name="P1">END</text:p>
      <text:p text:style-name="P1"/>
      <text:p text:style-name="P1">TO verso4</text:p>
      <text:p text:style-name="P1">OUTPUT risultato</text:p>
      <text:p text:style-name="P1">END</text:p>
      <text:p text:style-name="P1"/>
      <text:p text:style-name="P1">TO verso5</text:p>
      <text:p text:style-name="P1">OUTPUT "Quel" + commento + personaggio + "di" + provenienza</text:p>
      <text:p text:style-name="P1">END</text:p>
      <text:p text:style-name="P1"/>
      <text:p text:style-name="P1">TO personaggio</text:p>
      <text:p text:style-name="P1">OUTPUT RANDOM [' signore ' ,' elefante ',' chirurgo ']</text:p>
      <text:p text:style-name="P1">END</text:p>
      <text:p text:style-name="P1"/>
      <text:p text:style-name="P1">TO aggettivo</text:p>
      <text:p text:style-name="P1">OUTPUT RANDOM [' molto piccolo ',' a pallini ',' efficientissimo ']</text:p>
      <text:p text:style-name="P1">END</text:p>
      <text:p text:style-name="P1"/>
      <text:p text:style-name="P1">TO provenienza</text:p>
      <text:p text:style-name="P1">OUTPUT RANDOM [' Como',' Alghero',' Milano']</text:p>
      <text:p text:style-name="P1">END</text:p>
      <text:p text:style-name="P1"/>
      <text:p text:style-name="P1">TO tempo</text:p>
      <text:p text:style-name="P1">OUTPUT RANDOM [' una volta ',' un giorno ',' tutti i mesi ']</text:p>
      <text:p text:style-name="P1">END</text:p>
      <text:p text:style-name="P1"/>
      <text:p text:style-name="P1">TO luogo</text:p>
      <text:p text:style-name="P1">OUTPUT RANDOM [' in cima al Duomo ',' sotto un pero ',' sul divano ']</text:p>
      <text:p text:style-name="P1">END</text:p>
      <text:p text:style-name="P1"/>
      <text:p text:style-name="P1">TO desiderio</text:p>
      <text:p text:style-name="P1">OUTPUT RANDOM [' salì ',' si addormentò ',' giocava a tressette ']</text:p>
      <text:p text:style-name="P1">END</text:p>
      <text:p text:style-name="P1"/>
      <text:p text:style-name="P1">TO evento</text:p>
      <text:p text:style-name="P1">OUTPUT RANDOM [' ma quando fu sulla cima ',' ma passate tre ore ',' ma mangiando le carte ']</text:p>
      <text:p text:style-name="P1">END</text:p>
      <text:p text:style-name="P1"/>
      <text:p text:style-name="P1">TO risultato</text:p>
      <text:p text:style-name="P1"><text:soft-page-break/>OUTPUT RANDOM [' era alto come prima ',' gli venne il mal di cuore' ,' rimase in disparte ']</text:p>
      <text:p text:style-name="P1">END</text:p>
      <text:p text:style-name="P1"/>
      <text:p text:style-name="P1">TO commento</text:p>
      <text:p text:style-name="P1">OUTPUT RANDOM [' micropiccolo ',' assonnato ',' affamato ']</text:p>
      <text:p text:style-name="P1">END</text:p>
      <text:p text:style-name="P1"/>
      <text:p text:style-name="P1"/>
      <text:p text:style-name="P1">limeri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nemo1" svg:font-family="Denemo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nemo" svg:font-family="Denemo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Denemo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font-name-asian="Source Han Sans CN Regular" style:font-size-asian="10.5pt" style:language-asian="zh" style:country-asian="CN" style:font-name-complex="Denem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Denemo" style:font-family-complex="Denem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nemo1" style:font-family-complex="Denemo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nemo1" style:font-family-complex="Denem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nemo1" style:font-family-complex="Denemo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54" meta:word-count="259" meta:character-count="1403" meta:non-whitespace-character-count="1196"/>
    <meta:generator>LibreOffice/5.1.6.2.0$Linux_X86_64 LibreOffice_project/10$Build-2</meta:generator>
  </office:meta>
</office:document-meta>
</file>